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weight="bold" style:font-weight-asian="bold" style:font-weight-complex="bold"/>
    </style:style>
    <style:style style:name="P2" style:family="paragraph" style:parent-style-name="Standard">
      <style:text-properties officeooo:rsid="000ee2de" officeooo:paragraph-rsid="000ee2de"/>
    </style:style>
    <style:style style:name="P3" style:family="paragraph" style:parent-style-name="Standard">
      <style:text-properties officeooo:rsid="0010336d" officeooo:paragraph-rsid="0010336d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0336d" officeooo:paragraph-rsid="0010336d" fo:background-color="#1e1e1e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officeooo:rsid="000d875a"/>
    </style:style>
    <style:style style:name="T2" style:family="text">
      <style:text-properties fo:color="#c9211e"/>
    </style:style>
    <style:style style:name="T3" style:family="text">
      <style:text-properties officeooo:rsid="0010336d"/>
    </style:style>
    <style:style style:name="T4" style:family="text">
      <style:text-properties fo:color="#569cd6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d16969"/>
    </style:style>
    <style:style style:name="T8" style:family="text">
      <style:text-properties fo:color="#ce9178"/>
    </style:style>
    <style:style style:name="T9" style:family="text">
      <style:text-properties fo:color="#b5cea8"/>
    </style:style>
    <style:style style:name="T10" style:family="text">
      <style:text-properties fo:color="#c586c0"/>
    </style:style>
    <style:style style:name="T11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****<text:span text:style-name="T1">US Phone number format*****</text:span></text:p>
      <text:p text:style-name="Standard">..........<text:span text:style-name="T3">in laravel.....................</text:span></text:p>
      <text:p text:style-name="Standard"/>
      <text:p text:style-name="Standard"/>
      <text:p text:style-name="P2">&lt;input type=”<text:span text:style-name="T2">text</text:span>” id=”phone”&gt;</text:p>
      <text:p text:style-name="Standard"/>
      <text:p text:style-name="P2">** this format works on type text, not on type number</text:p>
      <text:p text:style-name="Standard"/>
      <text:p text:style-name="Standard">&lt;script src="https://cdn.ckeditor.com/4.15.1/standard/ckeditor.js"&gt;&lt;/script&gt;</text:p>
      <text:p text:style-name="Standard">&lt;script src="<text:a xlink:type="simple" xlink:href="https://unpkg.com/jquery-input-mask-phone-number@1.0.14/dist/jquery-input-mask-phone-number.js" text:style-name="Internet_20_link" text:visited-style-name="Visited_20_Internet_20_Link">https://unpkg.com/jquery-input-mask-phone-number@1.0.14/dist/jquery-input-mask-phone-number.js</text:a>"&gt;&lt;/script&gt;</text:p>
      <text:p text:style-name="Standard"/>
      <text:p text:style-name="Standard"/>
      <text:p text:style-name="Standard">$(document).ready(function() {</text:p>
      <text:p text:style-name="Standard"><text:s text:c="9"/>//(xxx) xxx-xxxx format code</text:p>
      <text:p text:style-name="Standard"><text:s text:c="8"/>$('#phone').usPhoneFormat({</text:p>
      <text:p text:style-name="Standard"><text:s text:c="16"/>format: '(xxx) xxx-xxxx',</text:p>
      <text:p text:style-name="Standard"><text:s text:c="12"/>});</text:p>
      <text:p text:style-name="Standard"><text:s text:c="7"/></text:p>
      <text:p text:style-name="Standard"><text:s text:c="8"/>var editor = CKEDITOR.replace('message');</text:p>
      <text:p text:style-name="Standard"><text:s text:c="4"/>});</text:p>
      <text:p text:style-name="Standard"/>
      <text:p text:style-name="Standard"/>
      <text:p text:style-name="Standard">...................<text:span text:style-name="T3">in livewire.............................</text:span></text:p>
      <text:p text:style-name="Standard"/>
      <text:p text:style-name="P3">* make function in Helpers file</text:p>
      <text:p text:style-name="P5"><text:span text:style-name="T4">function</text:span> <text:span text:style-name="T5">usPhoneFormat</text:span>(<text:span text:style-name="T6">$contact_number</text:span>) {</text:p>
      <text:p text:style-name="P6">// Remove all non-digit characters from the phone number</text:p>
      <text:p text:style-name="P4"><text:span text:style-name="T6">$contact_number</text:span> = <text:span text:style-name="T5">preg_replace</text:span>(<text:span text:style-name="T7">"/[^0-9]/"</text:span>, <text:span text:style-name="T8">""</text:span>, <text:span text:style-name="T6">$contact_number</text:span>);</text:p>
      <text:p text:style-name="P7"/>
      <text:p text:style-name="P6">// Format the phone number in the (XXX) XXX-XXXX format</text:p>
      <text:p text:style-name="P4"><text:span text:style-name="T6">$contact_number</text:span> = <text:span text:style-name="T8">"("</text:span>.<text:span text:style-name="T5">substr</text:span>(<text:span text:style-name="T6">$contact_number</text:span>, <text:span text:style-name="T9">0</text:span>, <text:span text:style-name="T9">3</text:span>).<text:span text:style-name="T8">") "</text:span>.<text:span text:style-name="T5">substr</text:span>(<text:span text:style-name="T6">$contact_number</text:span>, <text:span text:style-name="T9">3</text:span>, <text:span text:style-name="T9">3</text:span>).<text:span text:style-name="T8">"-"</text:span>.<text:span text:style-name="T5">substr</text:span>(<text:span text:style-name="T6">$contact_number</text:span>,<text:span text:style-name="T9">6</text:span>);</text:p>
      <text:p text:style-name="P7"/>
      <text:p text:style-name="P4"><text:span text:style-name="T10">return</text:span> <text:span text:style-name="T6">$contact_number</text:span>;</text:p>
      <text:p text:style-name="P4">}</text:p>
      <text:p text:style-name="P3"/>
      <text:p text:style-name="P3"/>
      <text:p text:style-name="P3"/>
      <text:p text:style-name="P3">* thern use in component</text:p>
      <text:p text:style-name="P3"/>
      <text:p text:style-name="P3">in update functio{</text:p>
      <text:p text:style-name="P5"><text:span text:style-name="T6">$user</text:span>-&gt;<text:span text:style-name="T6">contact_number</text:span> = <text:span text:style-name="T5">usPhoneFormat</text:span>(<text:span text:style-name="T4">$this</text:span>-&gt;<text:span text:style-name="T6">contact_number</text:span>);</text:p>
      <text:p text:style-name="P3"/>
      <text:p text:style-name="P3">}</text:p>
      <text:p text:style-name="P3"/>
      <text:p text:style-name="P3">* in blade file</text:p>
      <text:p text:style-name="P3"/>
      <text:p text:style-name="P5"><text:span text:style-name="T11">&lt;</text:span><text:span text:style-name="T4">input</text:span> <text:span text:style-name="T6">type</text:span>=<text:span text:style-name="T8">"text"</text:span> <text:span text:style-name="T6">id</text:span>=<text:span text:style-name="T8">"contact_number"</text:span> <text:span text:style-name="T6">value</text:span>=<text:span text:style-name="T8">"</text:span><text:span text:style-name="T5">{{usPhoneFormat</text:span><text:span text:style-name="T8">( </text:span><text:span text:style-name="T6">$user</text:span>-&gt;<text:span text:style-name="T6">contact_number</text:span><text:span text:style-name="T8">) </text:span><text:span text:style-name="T5">}}</text:span><text:span text:style-name="T8">"</text:span></text:p>
      <text:p text:style-name="P4"><text:soft-page-break/><text:span text:style-name="T6">wire:model</text:span>=<text:span text:style-name="T8">"contact_number"</text:span> <text:span text:style-name="T11">/&gt;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2:17:42.560212731</meta:creation-date>
    <meta:generator>LibreOffice/6.4.7.2$Linux_X86_64 LibreOffice_project/40$Build-2</meta:generator>
    <dc:date>2023-03-10T17:41:26.664551542</dc:date>
    <meta:editing-duration>PT6M</meta:editing-duration>
    <meta:editing-cycles>4</meta:editing-cycles>
    <meta:document-statistic meta:table-count="0" meta:image-count="0" meta:object-count="0" meta:page-count="2" meta:paragraph-count="30" meta:word-count="110" meta:character-count="1255" meta:non-whitespace-character-count="1110"/>
  </office:meta>
</office:document-meta>
</file>